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rsid="0008c655" officeooo:paragraph-rsid="0008c655"/>
    </style:style>
    <style:style style:name="P2" style:family="paragraph" style:parent-style-name="Heading_20_1">
      <style:text-properties officeooo:rsid="0009b87c" officeooo:paragraph-rsid="0009b87c"/>
    </style:style>
    <style:style style:name="P3" style:family="paragraph" style:parent-style-name="Standard">
      <style:text-properties officeooo:rsid="0008c655" officeooo:paragraph-rsid="0008c655"/>
    </style:style>
    <style:style style:name="P4" style:family="paragraph" style:parent-style-name="Text_20_body">
      <style:text-properties officeooo:rsid="0008c655" officeooo:paragraph-rsid="0008c655"/>
    </style:style>
    <style:style style:name="P5" style:family="paragraph" style:parent-style-name="Text_20_body" style:list-style-name="L1">
      <style:text-properties officeooo:rsid="0008c655" officeooo:paragraph-rsid="0008c655"/>
    </style:style>
    <style:style style:name="P6" style:family="paragraph" style:parent-style-name="Text_20_body">
      <style:text-properties officeooo:rsid="0009b87c" officeooo:paragraph-rsid="0009b87c"/>
    </style:style>
    <style:style style:name="P7" style:family="paragraph" style:parent-style-name="Text_20_body" style:list-style-name="L3">
      <style:text-properties officeooo:rsid="0009b87c" officeooo:paragraph-rsid="0009b87c"/>
    </style:style>
    <style:style style:name="P8" style:family="paragraph" style:parent-style-name="Text_20_body">
      <style:paragraph-properties fo:text-align="center" style:justify-single-word="false"/>
      <style:text-properties officeooo:rsid="0009b87c" officeooo:paragraph-rsid="0009b87c"/>
    </style:style>
    <style:style style:name="P9" style:family="paragraph" style:parent-style-name="Text_20_body">
      <style:text-properties officeooo:paragraph-rsid="0009b87c"/>
    </style:style>
    <style:style style:name="P10" style:family="paragraph" style:parent-style-name="Text_20_body">
      <style:paragraph-properties fo:text-align="center" style:justify-single-word="false"/>
      <style:text-properties fo:font-weight="bold" officeooo:rsid="0009b87c" officeooo:paragraph-rsid="0009b87c"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n dokument zawiera Otwartą Zawartość Gry 3 edycji Mutants and Masterminds od Green Ronin Publishing. Oznacza to, że ta strona zawiera wszystko, poza dwiema frazami: Hero Points (Punktami Herosa) i Power Points (Punktami Mocy) – wraz z mechanikami towarzyszącymi. Zastapiono je odpowiednio Punktami zwycięstwa i Punktami Postaci. Ten dokument zawiera wszystkie informacje których potrzeba do gry. Najpierw następuje krótkie wprowadzenie odnośnie tego, jak działa gra, a następnie przechodzimy do detali. Po przeczytaniu tego sub-dokumentu, spójrz na inne sub-dokumenty, aby stworzyć bohaterów i złoczyńców.</text:p>
      <text:h text:style-name="P1" text:outline-level="1">Zaczynamy</text:h>
      <text:p text:style-name="P4">Ten dokument zawiera framework dla Twojej wyobraźni. Posiada zasady które pomagają określić co dzieje się w opowiadanej historii i jak rozwiązywać konflikty pomiędzy postaciami a wyzwaniami na ich drodze. Możesz dzięki niemu doświadczyć przygody jako superbohater walczący z siłami zła! Każda przygoda, którą jesteś sobie w stanie wyobrazić, jest możliwa. </text:p>
      <text:p text:style-name="P4">Jak wszystkie gry, i ta ma zasady. Ten sub-dokument zawiera przegląd wszystkich najważniejszych i omawia, jak one działają. Na tych informacjach bazuje całe reszta bardziej szczegółowych zasad.</text:p>
      <text:p text:style-name="P4">W tej grze, wcielasz się w zamaskowanego herosa, który chroni świat przed super-złoczyńcami i kosmicznymi inwazjami, potężnymi potworami, naturalnymi klęskami i wszystkim pomiędzy.</text:p>
      <text:h text:style-name="P1" text:outline-level="1">Korzystanie z tego dokumentu</text:h>
      <text:p text:style-name="P4">Najlepszy sposób na korzystanie z tego dokumentu zależy od tego, czy jesteś Mistrzem Gry, czy graczem. Mistrzowie tworzą świat, w którym żyją bohaterowie i kontrolują Bohaterów Niezależnych (BN-ów), takich jak policjanci, osiłki i super-złoczyńcy, a także postaci drugiego planu. Ażdy gracz kontroluje superbohatera którego ona/a/o stworzył/a/o, wchodząc za jego pośrednictwem w interakcję z innymi Bohaterami Graczy (BG) jak i ze światem i historiami stworzonymi przez Mistrza Gry.</text:p>
      <text:h text:style-name="Heading_20_1" text:outline-level="1">Czego potrzebujesz do gry</text:h>
      <text:p text:style-name="P4">Oto, czego potrzeba do gry:</text:p>
      <text:list xml:id="list805655543" text:style-name="L1">
        <text:list-item>
          <text:p text:style-name="P5">Tego dokumentu, który zawiera wszystkie zasady potrzebny, by stworzyć bohatera i grać w grę.</text:p>
        </text:list-item>
        <text:list-item>
          <text:p text:style-name="P5">Karty postaci (dostępnej na stronie <text:a xlink:type="simple" xlink:href="http://www.mutantsandmasterminds.com/" text:style-name="Internet_20_link" text:visited-style-name="Visited_20_Internet_20_Link">www.mutantsandmasterminds.com</text:a>) </text:p>
        </text:list-item>
        <text:list-item>
          <text:p text:style-name="P5">Olówka i papieru</text:p>
        </text:list-item>
        <text:list-item>
          <text:p text:style-name="P5">Przynajmniej jednej 20-ściennej kostki, dostępnej w sklepach z grami. Możesz chcieć mieć po jednak k20 na każdego gracza, lub możecie się dzielić kostką.</text:p>
        </text:list-item>
        <text:list-item>
          <text:p text:style-name="P5">Opcjonalnie, możesz chcieć mieć wydrukowane kopie wielu książek do Mutants and Masterminds dostępnych od Green Ronin Publishing (ale nie jest to wymagane).</text:p>
        </text:list-item>
      </text:list>
      <text:h text:style-name="P1" text:outline-level="1">Kość</text:h>
      <text:p text:style-name="P4">Gta korzysta z kości 20-ściennej do rozwiązywania akcji podczas gry. Za każdym razem, gdy mamy na myśli „kość”, mamy na myśli kość 20-ścienną, chyba, że zaznaczono inaczej. Tę kość <text:soft-page-break/>często się skróca do k20 (kość 20-ścienna) lub 1k20 (jedna kość 20-ścienna). Tak więc zasada wymagająca rzutu na k20 oznacza, że trzeba rzucić 1 raz 20-ścienną kością. </text:p>
      <text:h text:style-name="Heading_20_1" text:outline-level="1">Modyfikatory</text:h>
      <text:p text:style-name="P4">Czasami rzut kością jest zmodyfikowany, np.: k20 +2 oznacza „rzuć kością 20-ścienną i dodaj 2” Skrót „k20 – 4” oznacza „rzuć kością i odejmij 4 od wyniku”.</text:p>
      <text:h text:style-name="Heading_20_1" text:outline-level="1">Procenty</text:h>
      <text:p text:style-name="P4">Możesz także określac procenty przy użyciu k20 – po prostu każdy numer należy pomnożyć przez 5% - uzyskujemy wtedy wynik od 5% (1) do 100% (20). Tak więc, jeśli jest szansa 45% na to, że coś się wydarzy, należy wyrzucić dla niej 9 lub mniej na k20.</text:p>
      <text:h text:style-name="P1" text:outline-level="1">Gracze</text:h>
      <text:p text:style-name="P6">Jeśli tworzysz bohatera, przeczytać Sekretne Początki dla ogólnego mówienia. Ta sekcja zawiera wszystko, czego potrzebujesz, by stworzyć herosa. Możesz chcieć się skonsultować ze swoim Mistrzem Gry przed stworzeniem bohatera, by dowiedzieć się jaką kampanię on planuje i jaki typ bohaterów byłby odpowiedni.</text:p>
      <text:h text:style-name="Heading_20_1" text:outline-level="1">Mistrzowie Gry</text:h>
      <text:p text:style-name="P6">Jeśli jesteś Mistrzem Gry, powinieneś przeczytać cały ten dokument. Zacznij od spojrzenia na tworzenie bohaterów w Sekretnych Początkach. Następnie przeczytać Akcję i Przygodę i zapoznaj siez mechaniką gry. Możesz chcieć odegrać paręwstępnych walk korzystając z gotowych postaci, żeby lepiej ją zrozumieć.</text:p>
      <text:h text:style-name="P2" text:outline-level="1">Od kuchni</text:h>
      <text:p text:style-name="P6">Na przestrzeni dokumenty znajdziesz sekcje Od Kuchni. Omawiają one logikę decyzji game designerów i zasad, a także oferują porady odnośnie radzenia sobie z powszechnymi problemami, które mogą się pojawić podczas sesji. Dają one wewnętrzne spojrzenie na to, jak działa ta gra i jak się upewnić, że Ty i Twoja grupa będziecie się świetnie bawili.</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l" fo:country="PL"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date>2023-09-12T05:27:36.877000000</dc:date>
    <meta:editing-duration>PT13M52S</meta:editing-duration>
    <meta:editing-cycles>2</meta:editing-cycles>
    <meta:document-statistic meta:table-count="0" meta:image-count="0" meta:object-count="0" meta:page-count="2" meta:paragraph-count="26" meta:word-count="609" meta:character-count="4156" meta:non-whitespace-character-count="3572"/>
  </office:meta>
</office:document-meta>
</file>